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01a342" officeooo:paragraph-rsid="0001a342"/>
    </style:style>
    <style:style style:name="P2" style:family="paragraph" style:parent-style-name="Standard">
      <style:paragraph-properties>
        <style:tab-stops>
          <style:tab-stop style:position="2.5016in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02c149" officeooo:paragraph-rsid="0002c149"/>
    </style:style>
    <style:style style:name="P4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043569" officeooo:paragraph-rsid="00043569"/>
    </style:style>
    <style:style style:name="P5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05ad7d" officeooo:paragraph-rsid="0005ad7d"/>
    </style:style>
    <style:style style:name="P6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07277a" officeooo:paragraph-rsid="0007277a"/>
    </style:style>
    <style:style style:name="P7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088135" officeooo:paragraph-rsid="00088135"/>
    </style:style>
    <style:style style:name="P8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0a4f7b" officeooo:paragraph-rsid="000a4f7b"/>
    </style:style>
    <style:style style:name="P9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0bdcd1" officeooo:paragraph-rsid="000bdcd1"/>
    </style:style>
    <style:style style:name="P10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0d5778" officeooo:paragraph-rsid="000d5778"/>
    </style:style>
    <style:style style:name="P11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0f7b0c" officeooo:paragraph-rsid="000f7b0c"/>
    </style:style>
    <style:style style:name="P12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05251" officeooo:paragraph-rsid="00105251"/>
    </style:style>
    <style:style style:name="P13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1a1de" officeooo:paragraph-rsid="0011a1de"/>
    </style:style>
    <style:style style:name="P14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7a975" officeooo:paragraph-rsid="0017a975"/>
    </style:style>
    <style:style style:name="P15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c8894" officeooo:paragraph-rsid="001c8894"/>
    </style:style>
    <style:style style:name="P16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ea178" officeooo:paragraph-rsid="001ea178"/>
    </style:style>
    <style:style style:name="T1" style:family="text">
      <style:text-properties officeooo:rsid="00073056"/>
    </style:style>
    <style:style style:name="T2" style:family="text">
      <style:text-properties officeooo:rsid="0008acf7"/>
    </style:style>
    <style:style style:name="T3" style:family="text">
      <style:text-properties officeooo:rsid="000d1e53"/>
    </style:style>
    <style:style style:name="T4" style:family="text">
      <style:text-properties officeooo:rsid="000e2790"/>
    </style:style>
    <style:style style:name="T5" style:family="text">
      <style:text-properties officeooo:rsid="000fad2e"/>
    </style:style>
    <style:style style:name="T6" style:family="text">
      <style:text-properties officeooo:rsid="0010cb87"/>
    </style:style>
    <style:style style:name="T7" style:family="text">
      <style:text-properties officeooo:rsid="0012f68d"/>
    </style:style>
    <style:style style:name="T8" style:family="text">
      <style:text-properties officeooo:rsid="0015d36b"/>
    </style:style>
    <style:style style:name="T9" style:family="text">
      <style:text-properties officeooo:rsid="001b8246"/>
    </style:style>
    <style:style style:name="T10" style:family="text">
      <style:text-properties officeooo:rsid="001d22f6"/>
    </style:style>
    <style:style style:name="T11" style:family="text">
      <style:text-properties officeooo:rsid="001fce57"/>
    </style:style>
    <style:style style:name="T12" style:family="text">
      <style:text-properties officeooo:rsid="0021a210"/>
    </style:style>
    <style:style style:name="T13" style:family="text">
      <style:text-properties officeooo:rsid="002ac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AVTON TIMORVMENOS</text:p>
      <text:p text:style-name="P2"/>
      <text:p text:style-name="P1">Prologue<text:tab/>1</text:p>
      <text:p text:style-name="P1"/>
      <text:p text:style-name="P1">Act 1, scene 1<text:tab/>53</text:p>
      <text:p text:style-name="P1">Act 1, scene 2<text:tab/>175</text:p>
      <text:p text:style-name="P1"/>
      <text:p text:style-name="P1">Act 2, scene 1<text:tab/>213</text:p>
      <text:p text:style-name="P3">Act 2, scene 2<text:tab/>230</text:p>
      <text:p text:style-name="P3">Act 2, scene 3<text:tab/>242</text:p>
      <text:p text:style-name="P3">Act 2, scene 4<text:tab/>381</text:p>
      <text:p text:style-name="P3"/>
      <text:p text:style-name="P3">Act 3, scene 1<text:tab/>410</text:p>
      <text:p text:style-name="P3">Act 3, scene 2<text:tab/>512</text:p>
      <text:p text:style-name="P3">Act 3, scene 3<text:tab/>562</text:p>
      <text:p text:style-name="P4"/>
      <text:p text:style-name="P4">Act 4, scene 1<text:tab/>614</text:p>
      <text:p text:style-name="P5">Act 4, scene 2<text:tab/>668</text:p>
      <text:p text:style-name="P6">Act 4, scene 3<text:tab/><text:span text:style-name="T1">679</text:span></text:p>
      <text:p text:style-name="P7">Act 4, scene 4<text:tab/><text:span text:style-name="T2">723</text:span></text:p>
      <text:p text:style-name="P8">Act 4, scene 5<text:tab/>749</text:p>
      <text:p text:style-name="P9">Act 4, scene 6<text:tab/><text:span text:style-name="T3">805</text:span></text:p>
      <text:p text:style-name="P10">Act 4, scene 7<text:tab/><text:span text:style-name="T4">829</text:span></text:p>
      <text:p text:style-name="P11">Act 4, scene 8<text:tab/><text:span text:style-name="T5">842</text:span></text:p>
      <text:p text:style-name="P11"/>
      <text:p text:style-name="P12">Act 5, scene 1<text:tab/><text:span text:style-name="T6">874</text:span></text:p>
      <text:p text:style-name="P13">Act 5, scene 2<text:tab/><text:span text:style-name="T7">954</text:span></text:p>
      <text:p text:style-name="P14">Act 5, scene <text:span text:style-name="T13">3</text:span><text:tab/><text:span text:style-name="T9">1003</text:span></text:p>
      <text:p text:style-name="P15">Act 5, scene <text:span text:style-name="T13">4</text:span><text:tab/><text:span text:style-name="T10">1024</text:span></text:p>
      <text:p text:style-name="P16">Act 5, scene <text:span text:style-name="T13">5</text:span><text:tab/><text:span text:style-name="T11">104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4:05:10.791456583</meta:creation-date>
    <dc:date>2020-07-05T15:11:31.320195549</dc:date>
    <meta:editing-duration>PT1H22M36S</meta:editing-duration>
    <meta:editing-cycles>39</meta:editing-cycles>
    <meta:generator>LibreOffice/6.2.6.2$MacOSX_X86_64 LibreOffice_project/684e730861356e74889dfe6dbddd3562aae2e6ad</meta:generator>
    <meta:document-statistic meta:table-count="0" meta:image-count="0" meta:object-count="0" meta:page-count="1" meta:paragraph-count="24" meta:word-count="114" meta:character-count="427" meta:non-whitespace-character-count="337"/>
  </office:meta>
</office:document-meta>
</file>